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3.531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833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0.945cm" fo:break-before="auto" style:use-optimal-row-height="true"/>
    </style:style>
    <style:style style:name="ro11" style:family="table-row">
      <style:table-row-properties style:row-height="1.39cm" fo:break-before="auto" style:use-optimal-row-height="true"/>
    </style:style>
    <style:style style:name="ro1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 style:vertical-align="middle"/>
    </style:style>
    <style:style style:name="ce7" style:family="table-cell" style:parent-style-name="Default" style:data-style-name="N37">
      <style:table-cell-properties fo:wrap-option="wrap" style:vertical-align="middle"/>
    </style:style>
    <style:style style:name="ce8" style:family="table-cell" style:parent-style-name="Default">
      <style:table-cell-properties fo:background-color="#3deb3d" fo:wrap-option="wrap" style:vertical-align="middle"/>
    </style:style>
    <style:style style:name="ce9" style:family="table-cell" style:parent-style-name="Default">
      <style:table-cell-properties fo:background-color="#98fb98" fo:wrap-option="wrap" style:vertical-align="middle"/>
    </style:style>
    <style:style style:name="ce10" style:family="table-cell" style:parent-style-name="Default">
      <style:table-cell-properties fo:background-color="#ffd320"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ce4"/>
        <table:table-column table:style-name="co9" table:default-cell-style-name="ce4"/>
        <table:table-column table:style-name="co1" table:number-columns-repeated="1013" table:default-cell-style-name="ce4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5" office:value-type="string">
            <text:p>JDK</text:p>
          </table:table-cell>
          <table:table-cell table:style-name="ce2" office:value-type="string">
            <text:p>Test summary</text:p>
          </table:table-cell>
          <table:table-cell table:style-name="ce2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style-name="ce3" table:number-columns-repeated="1014"/>
        </table:table-row>
        <table:table-row table:style-name="ro3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in features</text:p>
          </table:table-cell>
          <table:table-cell table:style-name="ce3" office:value-type="string">
            <text:p>This is a test case to use main features fast without details.</text:p>
            <text:p>It will be used below in different contexts.</text:p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Display the summary per class (for Guice) and the detail for a class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MBeans</text:p>
            <text:p>- Display the OS process</text:p>
            <text:p>- Display the JNDI tree</text:p>
            <text:p>- Display the opened jdbc connections</text:p>
            <text:p>- Display a database report</text:p>
            <text:p/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6"/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heap dump, memory histogram, stack traces and system load average are not available</text:p>
          </table:table-cell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7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/>
          <table:table-cell table:style-name="ce3" table:number-columns-repeated="1017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Linux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Test main features (see above)</text:p>
          </table:table-cell>
          <table:table-cell table:style-name="ce3" table:number-columns-repeated="1019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JRE 1.6+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Check that the « memory histogram » feature explains the need for a JDK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 office:value-type="string">
            <text:p>minor issue : configuration issue with quartz in jonas 5.1.0 M2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.1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24">
            <text:p>24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6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1-31">
            <text:p>31/01/11</text:p>
          </table:table-cell>
          <table:table-cell table:style-name="ce9" office:value-type="string">
            <text:p>OK</text:p>
          </table:table-cell>
          <table:table-cell table:style-name="ce3" table:number-columns-repeated="2"/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7.0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Oracle WebLogic 11g</text:p>
          </table:table-cell>
          <table:table-cell table:style-name="ce6" office:value-type="string">
            <text:p>Jrockit 6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IBM WebSphere 7</text:p>
          </table:table-cell>
          <table:table-cell table:style-name="ce6" office:value-type="string">
            <text:p>IBM J9</text:p>
          </table:table-cell>
          <table:table-cell table:style-name="ce3" office:value-type="string">
            <text:p>Test main features (see above)</text:p>
          </table:table-cell>
          <table:table-cell table:style-name="ce3"/>
          <table:table-cell table:style-name="ce7" office:value-type="date" office:date-value="2011-02-05">
            <text:p>05/02/11</text:p>
          </table:table-cell>
          <table:table-cell table:style-name="ce3" office:value-type="string">
            <text:p>X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1" office:value-type="string">
            <text:p>should be ok, but making websphere work was above my power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ozilla Firefox 19+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Google Chrom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2">
          <table:table-cell table:style-name="ce3" office:value-type="string">
            <text:p>Main featur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</text:p>
          </table:table-cell>
          <table:table-cell table:style-name="ce3" office:value-type="string">
            <text:p>Test with MS Internet Explorer 8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high cpu usage for heap histogram page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solution-secon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orage-dire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warning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vere-threshold-milli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url-exclude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htt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ql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jb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prin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uice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ervices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truts-transform-patter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error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g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ob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p-transform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sf-transform-pattern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played-coun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no-databas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system-actions-en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atasour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sessio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admin-email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ail-period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monitoring-path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rewrap-datasources</text:p>
          </table:table-cell>
          <table:table-cell table:style-name="ce3" office:value-type="string">
            <text:p>In tomcat, 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loca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quartz-default-listener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gzip-compression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dns-lookup-disabl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javamelody-swing-ur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context parameter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rameter in system properti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Parameter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iority of parameters in system properties, in context parameters and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/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Web fragmen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1">without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/>
          <table:table-cell table:style-name="ce3" office:value-type="string">
            <text:p>any</text:p>
          </table:table-cell>
          <table:table-cell table:style-name="ce3" office:value-type="string">
            <text:p>Tomcat 7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web-fragment.xml <text:span text:style-name="T2">with</text:span> filter and listener in web.xml</text:p>
          </table:table-cell>
          <table:table-cell table:style-name="ce3" office:value-type="string">
            <text:p>to be written</text:p>
            <text:p>Note: needs web-app version 3.0 in web.xml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JRobi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arts and collect unavailable if JRobin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vailabililty of the PDF reports if iText classes are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Unavailabililty of the PDF reports if iText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D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all PDF can be open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nglis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French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erman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ortugu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inese language</text:p>
          </table:table-cell>
          <table:table-cell table:style-name="ce3" office:value-type="string">
            <text:p>Test main features (see above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table:number-columns-repeated="1016"/>
        </table:table-row>
        <table:table-row table:style-name="ro2">
          <table:table-cell table:style-name="ce3" office:value-type="string">
            <text:p>Languag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fault language of the serv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enkins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enki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JIRA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JIRA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in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for Confluen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Confluence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tlassian plugin in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hentification for Atlassian plugin for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nk to report in administration of Bamboo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8">
            <text:p>28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lugin-authentication-disabled parameter for Bamboo plugi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14">
            <text:p>14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Plugi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rails plugi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7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5.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contex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8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, with rewrap-datasources parameter (needs a datasource rar in jonas)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monitoring datasource for sql requests needs <text:a xlink:href="https://code.google.com/p/javamelody/wiki/UserGuideAdvanced#Monitoring_of_sql_requests_and_of_jdbc_connections_in_v3+">https://code.google.com/p/javamelody/wiki/UserGuideAdvanced#Monitoring_of_sql_requests_and_of_jdbc_connections_in_v3+</text:a>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12"/>
          <table:table-cell table:style-name="ce3" table:number-columns-repeated="1013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Bos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1-27">
            <text:p>27/01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9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WebLogic 11g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wrapping of datasources which JNDI names start with « jdbc/ » in "java:comp/env/" or "java:/" contex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1-02-02">
            <text:p>02/02/11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etty 8.x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utomatic rebinding of datasources which JNDI names start with « jdbc/ » in "java:comp/env/" or "java:/" contexts</text:p>
          </table:table-cell>
          <table:table-cell table:style-name="ce3" office:value-type="string">
            <text:p>to be written (use mvn jetty:run in javamelody-test-webapp)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14.j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1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rect JDBC driver, such as ojdbc6.jar or h2-x.jar (with contains java.sql.Driver fil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BasicDataSour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 using JndiObjectFactoryBea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pring DataSources with excludedDatasources propert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JDBC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lternative for monitoring of sql requests with HibernateBatcherFacto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26">
            <text:p>26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1.22.0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*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ejb names in ejb-jar.xml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EJB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with annotation in ejb classes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n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spring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visor &amp; pointcut with a regex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Spr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pring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notation in a method of a guice class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Matcher with an interface (selon user's guide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Guic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Guic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MonitoringProx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roxy of interface, customizing the nam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terceptor for struts ac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4">
          <table:table-cell table:style-name="ce3" office:value-type="string">
            <text:p>Stru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Struts-Xwork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GWT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GWT method names in http request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batch jobs defined in spring scheduling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 paused job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aus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sume all job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Job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Quartz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list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 cach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purge all cach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ache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port ok if ehcache classes are not presen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error message with oracle when the user is not granted, including the grant query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oracl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postgre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mysq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ybase</text:p>
          </table:table-cell>
          <table:table-cell table:style-name="ce3" office:value-type="string">
            <text:p>to be written</text:p>
          </table:table-cell>
          <table:table-cell table:style-name="Default"/>
          <table:table-cell table:style-name="ce7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db2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sqlserver</text:p>
          </table:table-cell>
          <table:table-cell table:style-name="ce3" office:value-type="string">
            <text:p>to be written</text:p>
          </table:table-cell>
          <table:table-cell table:style-name="ce7" table:number-columns-repeated="2"/>
          <table:table-cell table:style-name="ce3" table:number-columns-repeated="1016"/>
        </table:table-row>
        <table:table-row table:style-name="ro4">
          <table:table-cell table:style-name="ce3" office:value-type="string">
            <text:p>Database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e contents of database reports for h2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ecurity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security constraints in web.xml including « CONFIDENTIAL » for SS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10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Minor issue: Works with firefox and chrome. With IE8 / XP, html report is OK but pdf report and desktop can't be viewed or downloaded over SSL (self signed certificate here): issues of IE versions for pdf / doc / xls over SSL are « infamous ».</text:p>
          </table:table-cell>
          <table:table-cell table:style-name="ce3" table:number-columns-repeated="1013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(SecurityManager) and check error messag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6">
          <table:table-cell table:style-name="ce3" office:value-type="string">
            <text:p>SecurityManag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dd -security option and modify java.policy file (catalina.policy); the examples webapp needs to be undeploy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NoWebappModif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without modification of webapp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EA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Glassfish 3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ployment of JavaMelody in an ear fiile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Tomcat 6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melody.war in tomc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java -jar javamelody.war with xml transport format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veral applic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pplications not available any mor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office:value-type="string">
            <text:p>Small issue : an application not available is not easy to remove</text:p>
          </table:table-cell>
          <table:table-cell table:style-name="ce3" table:number-columns-repeated="1013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an application with several instances (such as in a cluster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ollect of requests and of java informa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5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isplay of requests and other data based on usage (spring, guice, services, jsp, jobs, caches...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urrent requests and system a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cured access to the monitored app with allowed-addr-pattern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4">
          <table:table-cell table:style-name="ce3" office:value-type="string">
            <text:p>Collect serv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-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ecured access to the monitored app with login and passwor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JonAS 5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JonAS 5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test OSGI configuration</text:p>
          </table:table-cell>
          <table:table-cell table:style-name="ce3" office:value-type="string">
            <text:p>to be written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Http and debugging logs with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1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Debugging logs at debug level for intialization (and no higher level for normal initialization)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back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log4j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Log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Statistics and last errors for warn and error logs in java.util.logging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5">
          <table:table-cell table:style-name="ce3" office:value-type="string">
            <text:p>Last shutdown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the last_shutdown.html file is written when the server is stoppe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4">
          <table:table-cell table:style-name="ce3" office:value-type="string">
            <text:p>Request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table:style-name="ce3" office:value-type="string">
            <text:p>to be written (stack-trace of error, stack-trace of log, sql explain plan, call tree, usages, summary per class, last errors)</text:p>
          </table:table-cell>
          <table:table-cell table:style-name="ce3" table:number-columns-repeated="1018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Execute the garbage collec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Generate a heap dump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View memory histogra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Invalidate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http sess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a http session detail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deployment descripto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Mbea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S proces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JNDI tree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System action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View the opened jdbc connection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1">
          <table:table-cell table:style-name="ce3" office:value-type="string">
            <text:p>System informations</text:p>
          </table:table-cell>
          <table:table-cell table:style-name="ce3" office:value-type="string">
            <text:p>Windows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check the contents of system informations and compare with jconsole/jvisualvm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6+</text:p>
          </table:table-cell>
          <table:table-cell table:style-name="ce3" office:value-type="string">
            <text:p>View thread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2-23">
            <text:p>23/02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0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1.5</text:p>
          </table:table-cell>
          <table:table-cell table:style-name="ce3" office:value-type="string">
            <text:p>View threads, without stack-traces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2">
          <table:table-cell table:style-name="ce3" office:value-type="string">
            <text:p>Threads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Kill a thread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>
          <table:table-cell table:style-name="ce3" office:value-type="string">
            <text:p>Printing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DK 1.6+</text:p>
          </table:table-cell>
          <table:table-cell table:style-name="ce3" office:value-type="string">
            <text:p>Check that all html screens can be correctly printed.</text:p>
          </table:table-cell>
          <table:table-cell table:style-name="ce3" office:value-type="string">
            <text:p>For all screens, open « print preview » and check contents, in particular that buttons of actions are not in preview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2"/>
          <table:table-cell table:style-name="ce7" table:number-columns-repeated="2"/>
          <table:table-cell table:style-name="ce3" table:number-columns-repeated="1016"/>
        </table:table-row>
        <table:table-row table:style-name="ro7">
          <table:table-cell table:style-name="ce3" office:value-type="string">
            <text:p>CustomResourceFilter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any</text:p>
          </table:table-cell>
          <table:table-cell table:style-name="ce3" office:value-type="string">
            <text:p>Check that ressources such as css, js or images can be customized with CustomResourceFilter</text:p>
          </table:table-cell>
          <table:table-cell table:style-name="ce3" office:value-type="string">
            <text:p>to be written</text:p>
          </table:table-cell>
          <table:table-cell table:style-name="ce7" office:value-type="date" office:date-value="2013-04-07">
            <text:p>07/04/13</text:p>
          </table:table-cell>
          <table:table-cell table:style-name="ce8" office:value-type="string">
            <text:p>OK</text:p>
          </table:table-cell>
          <table:table-cell table:style-name="ce3" office:value-type="string">
            <text:p>trunk</text:p>
          </table:table-cell>
          <table:table-cell table:style-name="ce3" office:value-type="string">
            <text:p>evernat</text:p>
          </table:table-cell>
          <table:table-cell table:style-name="ce3" table:number-columns-repeated="1014"/>
        </table:table-row>
        <table:table-row table:style-name="ro1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>
          <table:table-cell table:style-name="ce3" office:value-type="string">
            <text:p>Desktop</text:p>
          </table:table-cell>
          <table:table-cell table:style-name="ce3" office:value-type="string">
            <text:p>any</text:p>
          </table:table-cell>
          <table:table-cell table:style-name="ce3" office:value-type="string">
            <text:p>any</text:p>
          </table:table-cell>
          <table:table-cell table:style-name="ce6" office:value-type="string">
            <text:p>JavaWebStart 1.7</text:p>
          </table:table-cell>
          <table:table-cell table:style-name="ce3" table:number-columns-repeated="1020"/>
        </table:table-row>
        <table:table-row table:style-name="ro10" table:number-rows-repeated="65334">
          <table:table-cell table:style-name="ce3" table:number-columns-repeated="3"/>
          <table:table-cell table:style-name="ce6"/>
          <table:table-cell table:style-name="ce3" table:number-columns-repeated="1020"/>
        </table:table-row>
        <table:table-row table:style-name="ro10" table:number-rows-repeated="983018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target-range-address="Tests.A1:Tests.AMJ655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00:4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ic Vernat</meta:initial-creator>
    <meta:creation-date>2010-08-26T17:04:42.85</meta:creation-date>
    <dc:date>2013-04-15T00:45:46.65</dc:date>
    <meta:editing-duration>P27DT15H58M31S</meta:editing-duration>
    <meta:editing-cycles>375</meta:editing-cycles>
    <meta:generator>OpenOffice.org/3.4.1$Win32 OpenOffice.org_project/341m1$Build-9593</meta:generator>
    <meta:document-statistic meta:table-count="2" meta:cell-count="1805" meta:object-count="0"/>
  </office:meta>
</office:document-meta>
</file>